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NIMA GONZALES ALDEMIR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IU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PINTADO FERNANDEZ, MANUEL JESU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NIMA GONZALES ALDEMI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0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45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6:5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82382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1:57:24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